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2de07" officeooo:paragraph-rsid="0012de07" style:font-weight-asian="bold" style:font-weight-complex="bold"/>
    </style:style>
    <style:style style:name="P2" style:family="paragraph" style:parent-style-name="Standard">
      <style:paragraph-properties fo:text-align="start" style:justify-single-word="false"/>
      <style:text-properties fo:font-size="14pt" fo:font-weight="bold" officeooo:rsid="00147835" officeooo:paragraph-rsid="00147835" style:font-weight-asian="bold" style:font-weight-complex="bold"/>
    </style:style>
    <style:style style:name="P3" style:family="paragraph" style:parent-style-name="Standard">
      <style:paragraph-properties fo:text-align="start" style:justify-single-word="false"/>
      <style:text-properties fo:font-size="14pt" fo:font-weight="bold" officeooo:rsid="0018f29f" officeooo:paragraph-rsid="0018f29f" style:font-weight-asian="bold" style:font-weight-complex="bold"/>
    </style:style>
    <style:style style:name="P4" style:family="paragraph" style:parent-style-name="Standard">
      <style:paragraph-properties fo:text-align="start" style:justify-single-word="false"/>
      <style:text-properties fo:font-size="14pt" fo:font-weight="bold" officeooo:rsid="001bb158" officeooo:paragraph-rsid="001bb158" style:font-weight-asian="bold" style:font-weight-complex="bold"/>
    </style:style>
    <style:style style:name="P5" style:family="paragraph" style:parent-style-name="Standard">
      <style:paragraph-properties fo:text-align="start" style:justify-single-word="false"/>
      <style:text-properties fo:font-size="14pt" fo:font-style="normal" fo:font-weight="bold" officeooo:rsid="001eb98d" officeooo:paragraph-rsid="001eb98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16pt" fo:font-weight="normal" officeooo:rsid="0011d208" officeooo:paragraph-rsid="0011d208" style:font-weight-asian="normal" style:font-weight-complex="normal"/>
    </style:style>
    <style:style style:name="P7" style:family="paragraph" style:parent-style-name="Standard" style:list-style-name="L2">
      <style:paragraph-properties fo:text-align="start" style:justify-single-word="false"/>
      <style:text-properties fo:font-size="12pt" fo:font-weight="bold" officeooo:rsid="00165bdd" officeooo:paragraph-rsid="00165bdd" style:font-weight-asian="bold" style:font-weight-complex="bold"/>
    </style:style>
    <style:style style:name="P8" style:family="paragraph" style:parent-style-name="Standard">
      <style:paragraph-properties fo:text-align="start" style:justify-single-word="false"/>
      <style:text-properties fo:font-size="12pt" fo:font-weight="bold" officeooo:rsid="00165bdd" officeooo:paragraph-rsid="00165bdd" style:font-weight-asian="bold" style:font-weight-complex="bold"/>
    </style:style>
    <style:style style:name="P9" style:family="paragraph" style:parent-style-name="Standard" style:list-style-name="L1">
      <style:paragraph-properties fo:text-align="start" style:justify-single-word="false"/>
      <style:text-properties fo:font-size="12pt" fo:font-weight="normal" officeooo:rsid="0012ed6b" officeooo:paragraph-rsid="0012ed6b" style:font-weight-asian="normal" style:font-weight-complex="normal"/>
    </style:style>
    <style:style style:name="P10" style:family="paragraph" style:parent-style-name="Standard" style:list-style-name="L1">
      <style:paragraph-properties fo:text-align="start" style:justify-single-word="false"/>
      <style:text-properties fo:font-size="12pt" fo:font-weight="normal" officeooo:rsid="00147835" officeooo:paragraph-rsid="00147835"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47835" officeooo:paragraph-rsid="00147835" style:font-weight-asian="normal" style:font-weight-complex="normal"/>
    </style:style>
    <style:style style:name="P12" style:family="paragraph" style:parent-style-name="Standard" style:list-style-name="L2">
      <style:paragraph-properties fo:text-align="start" style:justify-single-word="false"/>
      <style:text-properties fo:font-size="12pt" fo:font-weight="normal" officeooo:rsid="00165bdd" officeooo:paragraph-rsid="00165bdd"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171fc9" officeooo:paragraph-rsid="00171fc9" style:font-weight-asian="normal" style:font-weight-complex="normal"/>
    </style:style>
    <style:style style:name="P14" style:family="paragraph" style:parent-style-name="Standard" style:list-style-name="L3">
      <style:paragraph-properties fo:text-align="start" style:justify-single-word="false"/>
      <style:text-properties fo:font-size="12pt" fo:font-weight="normal" officeooo:rsid="0018f29f" officeooo:paragraph-rsid="0018f29f" style:font-weight-asian="normal" style:font-weight-complex="normal"/>
    </style:style>
    <style:style style:name="P15" style:family="paragraph" style:parent-style-name="Standard" style:list-style-name="L4">
      <style:paragraph-properties fo:text-align="start" style:justify-single-word="false"/>
      <style:text-properties fo:font-size="12pt" fo:font-weight="normal" officeooo:rsid="001bb158" officeooo:paragraph-rsid="001bb158"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1bb158" officeooo:paragraph-rsid="001bb158" style:font-weight-asian="normal" style:font-weight-complex="normal"/>
    </style:style>
    <style:style style:name="P17" style:family="paragraph" style:parent-style-name="Standard" style:list-style-name="L5">
      <style:paragraph-properties fo:text-align="start" style:justify-single-word="false"/>
      <style:text-properties fo:font-size="12pt" fo:font-weight="normal" officeooo:rsid="001d32c2" officeooo:paragraph-rsid="001d32c2" style:font-weight-asian="normal" style:font-weight-complex="normal"/>
    </style:style>
    <style:style style:name="P18" style:family="paragraph" style:parent-style-name="Standard" style:list-style-name="L5">
      <style:paragraph-properties fo:text-align="start" style:justify-single-word="false"/>
      <style:text-properties fo:font-size="12pt" fo:font-style="normal" fo:font-weight="normal" officeooo:rsid="001d4264" officeooo:paragraph-rsid="001d426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d4264" officeooo:paragraph-rsid="001d4264" style:font-style-asian="normal" style:font-weight-asian="normal" style:font-style-complex="normal" style:font-weight-complex="normal"/>
    </style:style>
    <style:style style:name="P20" style:family="paragraph" style:parent-style-name="Standard" style:list-style-name="L6">
      <style:paragraph-properties fo:text-align="start" style:justify-single-word="false"/>
      <style:text-properties fo:font-size="12pt" fo:font-style="normal" fo:font-weight="normal" officeooo:rsid="001f2304" officeooo:paragraph-rsid="001f230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0pt" fo:font-style="italic" fo:font-weight="normal" style:font-style-asian="italic" style:font-weight-asian="normal" style:font-style-complex="italic" style:font-weight-complex="normal"/>
    </style:style>
    <style:style style:name="T3" style:family="text">
      <style:text-properties fo:font-size="10pt"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ize="14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ils - Callbacks</text:p>
      <text:p text:style-name="P6"/>
      <text:p text:style-name="P1">Callbacks</text:p>
      <text:list xml:id="list982230181" text:style-name="L1">
        <text:list-item>
          <text:p text:style-name="P9">Callbacks are a common way to execute code at specific times in the life cycle of an Active Record object. (before/after create action, etc.)</text:p>
          <text:list>
            <text:list-item>
              <text:p text:style-name="P9">This can be used for modifying objects before it is created such as changing email to lowercase.</text:p>
            </text:list-item>
          </text:list>
        </text:list-item>
        <text:list-item>
          <text:p text:style-name="P10">Essentially, callbacks are used to execute something after a step in the process.</text:p>
        </text:list-item>
      </text:list>
      <text:p text:style-name="P11"/>
      <text:p text:style-name="P13"><text:tab/><text:span text:style-name="T7">Basic Three Callbacks</text:span></text:p>
      <text:list xml:id="list1396682923" text:style-name="L3">
        <text:list-item>
          <text:p text:style-name="P14">before_create : Runs the method before the stated action</text:p>
        </text:list-item>
        <text:list-item>
          <text:p text:style-name="P14">after_create : Runs the method after the stated action</text:p>
        </text:list-item>
        <text:list-item>
          <text:p text:style-name="P14">around_create : Runs the method that yields at some point to the original action. You can have code before and after the action. You decide at which point the original action gets done.</text:p>
        </text:list-item>
      </text:list>
      <text:p text:style-name="P11"/>
      <text:p text:style-name="P2">The Life Cycle of an Active Record Object</text:p>
      <text:list xml:id="list947812772" text:style-name="L2">
        <text:list-item>
          <text:p text:style-name="P12">Callbacks provides hooks into specific points in the life cycle of an object.</text:p>
          <text:list>
            <text:list-item>
              <text:p text:style-name="P12">These moments are:</text:p>
              <text:list>
                <text:list-item>
                  <text:p text:style-name="P7">Initialization: <text:span text:style-name="T1">When the object is first built or whenever it is reloaded from the database and into memory. (anytime it is queried)</text:span></text:p>
                </text:list-item>
                <text:list-item>
                  <text:p text:style-name="P7">Validation: <text:span text:style-name="T1">Whenever Rails checks if the object is valid. This can be during a save, update, or manually running </text:span><text:span text:style-name="T2">#valid? </text:span><text:span text:style-name="T6">.</text:span></text:p>
                </text:list-item>
                <text:list-item>
                  <text:p text:style-name="P7"><text:span text:style-name="T5">Saving: </text:span><text:span text:style-name="T6">The act of saving an already-built object to the database. This is triggered anytime the object is saved, not just the first time.</text:span></text:p>
                </text:list-item>
                <text:list-item>
                  <text:p text:style-name="P7"><text:span text:style-name="T5">Creating: </text:span><text:span text:style-name="T6">The creation and saving of a new object.</text:span></text:p>
                </text:list-item>
                <text:list-item>
                  <text:p text:style-name="P7"><text:span text:style-name="T5">Updating: </text:span><text:span text:style-name="T6">The updating of an existing object.</text:span></text:p>
                </text:list-item>
                <text:list-item>
                  <text:p text:style-name="P7"><text:span text:style-name="T5">Finding: </text:span><text:span text:style-name="T6">The query of existing objects (eg. </text:span><text:span text:style-name="T2">#all, #first, #find</text:span><text:span text:style-name="T6">). Often triggered by Rails behind the scenes.</text:span></text:p>
                </text:list-item>
              </text:list>
            </text:list-item>
          </text:list>
        </text:list-item>
      </text:list>
      <text:p text:style-name="P8"><text:span text:style-name="T6"/></text:p>
      <text:p text:style-name="P3"><text:span text:style-name="T5">Using Callbacks</text:span></text:p>
      <text:list xml:id="list3725637264" text:style-name="L4">
        <text:list-item>
          <text:p text:style-name="P15"><text:span text:style-name="T5">To use a callback, you need to 'register' it at the top of the Modl by using the appropriate method (eg. before_create).</text:span></text:p>
          <text:list>
            <text:list-item>
              <text:p text:style-name="P15"><text:span text:style-name="T5">You can pass a symbol to it or a block that will execute.</text:span></text:p>
            </text:list-item>
            <text:list-item>
              <text:p text:style-name="P15"><text:span text:style-name="T5">Rails then calls that method at the appropriate time.</text:span></text:p>
            </text:list-item>
          </text:list>
        </text:list-item>
      </text:list>
      <text:p text:style-name="P16"><text:span text:style-name="T5"/></text:p>
      <text:p text:style-name="P4"><text:span text:style-name="T5">Specifying Callback Characteristics</text:span></text:p>
      <text:list xml:id="list4025787805" text:style-name="L5">
        <text:list-item>
          <text:p text:style-name="P17"><text:span text:style-name="T5">You are able to specify which controller can run a callback by specifying the controller with </text:span><text:span text:style-name="T3">:on</text:span><text:span text:style-name="T5"> option. The </text:span><text:span text:style-name="T3">:on </text:span><text:span text:style-name="T5">option can take either a single symbol or a full array.</text:span></text:p>
          <text:list>
            <text:list-item>
              <text:p text:style-name="P17"><text:span text:style-name="T5">example: </text:span><text:span text:style-name="T3">:on =&gt; [:create, :update]</text:span></text:p>
            </text:list-item>
          </text:list>
        </text:list-item>
        <text:list-item>
          <text:p text:style-name="P18">You can also use conditional logic options <text:span text:style-name="T3">:if</text:span> and <text:span text:style-name="T3">:unless</text:span> to try a method before running callbacks.</text:p>
          <text:list>
            <text:list-item>
              <text:p text:style-name="P18">example: <text:span text:style-name="T3">before_create :run_code, :unless =&gt; :method_is_true</text:span></text:p>
            </text:list-item>
          </text:list>
        </text:list-item>
      </text:list>
      <text:p text:style-name="P19"/>
      <text:p text:style-name="P5">Transaction Callbacks</text:p>
      <text:list xml:id="list265981339" text:style-name="L6">
        <text:list-item>
          <text:p text:style-name="P20">A transaction is wrapping your database operation within a 'transaction' to ensure that all steps are successful or they all fail and is rolled back.</text:p>
        </text:list-item>
        <text:list-item>
          <text:p text:style-name="P20"><text:soft-page-break/>The <text:span text:style-name="T4">commit</text:span> and its potential <text:span text:style-name="T4">rollback</text:span> can be latched onto with callbacks using <text:span text:style-name="T3">after_commit</text:span> and <text:span text:style-name="T3">before_rollback</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30" meta:word-count="410" meta:character-count="2341" meta:non-whitespace-character-count="1983"/>
  </office:meta>
</office:document-meta>
</file>